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37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07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37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è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380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DokuWiki</text:span></text:p>
          </draw:text-box>
          <svg:title/>
          <svg:desc/>
        </draw:frame>
        <draw:frame draw:id="id64" presentation:style-name="a339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40" draw:master-page-name="Master1-Layout2-obj-Titel-und-Inhalt" presentation:presentation-page-layout-name="Master1-PPL2" draw:id="Slide-257">
        <draw:frame draw:id="id65" presentation:style-name="a343" draw:name="Titel 1" svg:x="0.91667in" svg:y="0.39931in" svg:width="11.5in" svg:height="1.44965in" presentation:class="title" presentation:placeholder="false">
          <draw:text-box>
            <text:p text:style-name="a342" text:class-names="" text:cond-style-name=""><text:span text:style-name="a341" text:class-names="">Probleme</text:span></text:p>
          </draw:text-box>
          <svg:title/>
          <svg:desc/>
        </draw:frame>
        <draw:frame draw:id="id66" presentation:style-name="a384" draw:name="Inhaltsplatzhalter 2" svg:x="0.91667in" svg:y="1.99653in" svg:width="11.5in" svg:height="4.75868in" presentation:class="outline" presentation:placeholder="false">
          <draw:text-box>
            <text:list text:style-name="a348">
              <text:list-item>
                <text:list text:style-name="a348">
                  <text:list-item>
                    <text:p text:style-name="a347" text:class-names="" text:cond-style-name=""><text:span text:style-name="a344" text:class-names=""><text:s text:c="1"/></text:span><text:span text:style-name="a345" text:class-names="">Container-Daten<text:s text:c="1"/></text:span><text:span text:style-name="a346" text:class-names="">waren persistent, allerdings nicht auf dem Host auffindbar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49" text:class-names="">install.php</text:span><text:span text:style-name="a350" text:class-names=""><text:s text:c="1"/>verschwindet nach der Initialkonfiguration; neuer Pfad für die Daten<text:s text:c="1"/></text:span><text:span text:style-name="a351" text:class-names="">benötigt</text:span><text:span text:style-name="a352" text:class-names=""/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p text:style-name="a356" text:class-names="" text:cond-style-name=""><text:span text:style-name="a355" text:class-names=""/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58" text:class-names=""><text:s text:c="1"/></text:span><text:span text:style-name="a359" text:class-names="">Extension</text:span><text:span text:style-name="a360" text:class-names=""><text:s text:c="1"/></text:span><text:span text:style-name="a361" text:class-names="">verursacht</text:span><text:span text:style-name="a362" text:class-names=""><text:s text:c="1"/></text:span><text:span text:style-name="a363" text:class-names="">bei</text:span><text:span text:style-name="a364" text:class-names=""><text:s text:c="1"/></text:span><text:span text:style-name="a365" text:class-names="">Installation</text:span><text:span text:style-name="a366" text:class-names=""><text:s text:c="1"/></text:span><text:span text:style-name="a367" text:class-names="">die</text:span><text:span text:style-name="a368" text:class-names=""><text:s text:c="1"/></text:span><text:span text:style-name="a369" text:class-names="">maximale</text:span><text:span text:style-name="a370" text:class-names=""><text:s text:c="1"/></text:span><text:span text:style-name="a371" text:class-names="">Zerstörung des Docker-Containers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/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7" text:class-names=""><text:s text:c="1"/>Keine Möglichkeit von Extern auf die Dokumentation zuzugreifen</text:span><text:span text:style-name="a378" text:class-names=""/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385" draw:master-page-name="Master1-Layout2-obj-Titel-und-Inhalt" presentation:presentation-page-layout-name="Master1-PPL2" draw:id="Slide-258">
        <draw:frame draw:id="id67" presentation:style-name="a388" draw:name="Titel 1" svg:x="0.91667in" svg:y="0.39931in" svg:width="11.5in" svg:height="1.44965in" presentation:class="title" presentation:placeholder="false">
          <draw:text-box>
            <text:p text:style-name="a387" text:class-names="" text:cond-style-name=""><text:span text:style-name="a386" text:class-names="">Lösungen</text:span></text:p>
          </draw:text-box>
          <svg:title/>
          <svg:desc/>
        </draw:frame>
        <draw:frame draw:id="id68" presentation:style-name="a415" draw:name="Inhaltsplatzhalter 2" svg:x="0.91667in" svg:y="1.99653in" svg:width="11.5in" svg:height="4.75868in" presentation:class="outline" presentation:placeholder="false">
          <draw:text-box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89" text:class-names="">Die Ursache für das Problem 1 waren Berechtigungen. Die Lösung war vorerst nur den Pfad zu verändern /</text:span><text:span text:style-name="a390" text:class-names="">usr</text:span><text:span text:style-name="a391" text:class-names="">/</text:span><text:span text:style-name="a392" text:class-names="">bsa</text:span><text:span text:style-name="a393" text:class-names="">/</text:span><text:span text:style-name="a394" text:class-names=""/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/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0" text:class-names="">Erstmal keine<text:s text:c="1"/></text:span><text:span text:style-name="a401" text:class-names="">Extensions</text:span><text:span text:style-name="a402" text:class-names=""><text:s text:c="1"/>installieren. Diese können nicht update sein und Versionskonflikte treten auf.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/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08" text:class-names="">Zugriff via<text:s text:c="1"/></text:span><text:span text:style-name="a409" text:class-names="">Zerotier</text:span><text:span text:style-name="a410" text:class-names=""><text:s text:c="1"/>auf den RDF-Server möglich</text:span><text:span text:style-name="a411" text:class-names="">.</text:span><text:span text:style-name="a41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16" draw:master-page-name="Master1-Layout2-obj-Titel-und-Inhalt" presentation:presentation-page-layout-name="Master1-PPL2" draw:id="Slide-259">
        <draw:frame draw:id="id69" presentation:style-name="a419" draw:name="Titel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7" text:class-names="">Vorteile</text:span></text:p>
          </draw:text-box>
          <svg:title/>
          <svg:desc/>
        </draw:frame>
        <draw:frame draw:id="id70" presentation:style-name="a441" draw:name="Inhaltsplatzhalter 2" svg:x="0.91667in" svg:y="1.99653in" svg:width="11.5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Unterstützung für mehrere Dateiformate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Berechtigungssteuerung via ACL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Schnelle Installation mit bereits vorhandenen Images und Templates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Unterschiedliche Plugins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Einfache und intuitive Bedienung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In mehreren Sprachen verfügbar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Open Source &amp; Kostenlos</text:span></text:p>
              </text:list-item>
            </text:list>
          </draw:text-box>
          <svg:title/>
          <svg:desc/>
        </draw:frame>
      </draw:page>
      <draw:page draw:name="Slide5" draw:style-name="a442" draw:master-page-name="Master1-Layout2-obj-Titel-und-Inhalt" presentation:presentation-page-layout-name="Master1-PPL2" draw:id="Slide-260">
        <draw:frame draw:id="id71" presentation:style-name="a445" draw:name="Titel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3" text:class-names="">Nachteile</text:span></text:p>
          </draw:text-box>
          <svg:title/>
          <svg:desc/>
        </draw:frame>
        <draw:frame draw:id="id72" presentation:style-name="a467" draw:name="Inhaltsplatzhalter 2" svg:x="0.91667in" svg:y="1.99653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Weniger Funktionen für Entwickler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Ohne Plugins ziemlich rudimentär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Plugins werden ausschließlich von der Community betreut/erstellt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Geringe Skalierbarkeit aufgrund fehlender Datenbank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Veraltetes Design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Ggf. Erlernen von spezieller „Wiki-Syntax“ notwendig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Weniger Integrationen und API-Suppor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.06.2024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.06.2024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.06.2024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.06.2024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.06.2024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.06.2024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.06.2024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.06.2024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.06.2024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.06.2024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.06.2024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.06.2024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okuWiki</dc:title>
    <meta:initial-creator>Boris Filin</meta:initial-creator>
    <dc:creator>Boris Filin</dc:creator>
    <meta:creation-date>2024-05-30T16:15:11Z</meta:creation-date>
    <dc:date>2024-06-10T21:22:49Z</dc:date>
    <meta:editing-cycles>2</meta:editing-cycles>
    <meta:editing-duration>PT0S</meta:editing-duration>
    <meta:document-statistic meta:paragraph-count="30" meta:word-count="161"/>
  </office:meta>
</office:document-meta>
</file>